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0000000100AB2ECD6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43cm" svg:height="4.343cm" svg:x="8.083cm" svg:y="14.335cm">
          <draw:image xlink:href="Pictures/100000000000010000000100AB2ECD6D.jpg" xlink:type="simple" xlink:show="embed" xlink:actuate="onLoad">
            <text:p/>
          </draw:image>
        </draw:frame>
        <draw:frame draw:style-name="gr2" draw:text-style-name="P2" draw:layer="layout" svg:width="12.673cm" svg:height="5.459cm" svg:x="4.327cm" svg:y="1.609cm">
          <draw:text-box>
            <text:p text:style-name="P1"><text:span text:style-name="T1">Drive now.</text:span></text:p>
            <text:p text:style-name="P1"><text:span text:style-name="T1">Swim later.</text:span></text:p>
          </draw:text-box>
        </draw:frame>
        <draw:custom-shape draw:style-name="gr3" draw:text-style-name="P1" draw:layer="layout" svg:width="6.233cm" svg:height="6.233cm" svg:x="7.092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8cm" svg:y1="14.296cm" svg:x2="12.664cm" svg:y2="18.538cm">
          <text:p/>
        </draw:line>
        <draw:frame draw:style-name="gr5" draw:text-style-name="P3" draw:layer="layout" svg:width="20.034cm" svg:height="2.935cm" svg:x="0.86cm" svg:y="22.602cm">
          <draw:text-box>
            <text:p text:style-name="P1"><text:span text:style-name="T2">Automobiles are the largest net</text:span></text:p>
            <text:p text:style-name="P1"><text:span text:style-name="T2">contributor to climate change pollu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7:43:49</dc:date>
    <dc:creator>Sam Christy</dc:creator>
    <meta:editing-duration>PT44M28S</meta:editing-duration>
    <meta:editing-cycles>22</meta:editing-cycles>
    <meta:generator>LibreOffice/3.6$Linux_x86 LibreOffice_project/360m1$Build-2</meta:generator>
    <meta:document-statistic meta:object-count="5"/>
  </office:meta>
</office:document-meta>
</file>